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19.25pt" style:font-size-complex="22pt"/>
    </style:style>
    <style:style style:name="P2" style:family="paragraph" style:parent-style-name="Standard">
      <style:paragraph-properties fo:text-align="start" style:justify-single-word="false"/>
      <style:text-properties fo:font-size="18pt" style:font-size-asian="15.75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ent Form</text:p>
      <text:p text:style-name="P1"/>
      <text:p text:style-name="P2">By signing this form you are giving consent for us to record the results of this evaluation. Please note that results are anonymous and that we are evaluating the system and not your performance.</text:p>
      <text:p text:style-name="P2"/>
      <text:p text:style-name="P2">Signature __________________ <text:s text:c="3"/>Date 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Kilian</meta:initial-creator>
    <meta:creation-date>2013-02-15T11:57:56</meta:creation-date>
    <meta:document-statistic meta:table-count="0" meta:image-count="0" meta:object-count="0" meta:page-count="1" meta:paragraph-count="3" meta:word-count="40" meta:character-count="262" meta:non-whitespace-character-count="222"/>
    <dc:date>2013-02-15T12:00:29</dc:date>
    <dc:creator>Michael Kilian</dc:creator>
    <meta:editing-duration>PT2M33S</meta:editing-duration>
    <meta:editing-cycles>1</meta:editing-cycles>
    <meta:generator>LibreOffice/3.4$Unix LibreOffice_project/340m1$Build-502</meta:generator>
  </office:meta>
</office:document-meta>
</file>